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p</mi>
            <mrow>
              <mi/>
              <mo stretchy="false">=</mo>
              <mi/>
            </mrow>
            <mfrac>
              <mi>h</mi>
              <mo stretchy="false">λ</mo>
            </mfrac>
          </mrow>
        </mtd>
      </mtr>
      <mtr>
        <mtd>
          <mrow>
            <mi>k</mi>
            <mrow>
              <mi/>
              <mo stretchy="false">=</mo>
              <mi/>
            </mrow>
            <mo stretchy="false">ω</mo>
            <mfrac>
              <mi>n</mi>
              <mi>c</mi>
            </mfrac>
            <mrow>
              <mi/>
              <mo stretchy="false">=</mo>
              <mi/>
            </mrow>
            <mfrac>
              <mo stretchy="false">ω</mo>
              <mi>u</mi>
            </mfrac>
            <mrow>
              <mi/>
              <mo stretchy="false">=</mo>
              <mi/>
            </mrow>
            <mfrac>
              <mrow>
                <mn>2</mn>
                <mo stretchy="false">π</mo>
                <mo stretchy="false">ν</mo>
              </mrow>
              <mrow>
                <mo stretchy="false">λ</mo>
                <mo stretchy="false">ν</mo>
              </mrow>
            </mfrac>
            <mrow>
              <mi/>
              <mo stretchy="false">=</mo>
              <mi/>
            </mrow>
            <mfrac>
              <mrow>
                <mn>2</mn>
                <mo stretchy="false">π</mo>
              </mrow>
              <mo stretchy="false">λ</mo>
            </mfrac>
            <mi/>
            <mo stretchy="false">⇒</mo>
            <mi/>
            <mo stretchy="false">λ</mo>
            <mrow>
              <mi/>
              <mo stretchy="false">=</mo>
              <mi/>
            </mrow>
            <mfrac>
              <mrow>
                <mn>2</mn>
                <mo stretchy="false">π</mo>
              </mrow>
              <mi>k</mi>
            </mfrac>
          </mrow>
        </mtd>
      </mtr>
      <mtr>
        <mtd>
          <mrow>
            <mo stretchy="false">ℏ</mo>
            <mrow>
              <mi/>
              <mo stretchy="false">=</mo>
              <mi/>
            </mrow>
            <mfrac>
              <mi>h</mi>
              <mrow>
                <mn>2</mn>
                <mo stretchy="false">π</mo>
              </mrow>
            </mfrac>
            <mi/>
            <mo stretchy="false">⇒</mo>
            <mi/>
            <mi>h</mi>
            <mrow>
              <mi/>
              <mo stretchy="false">=</mo>
              <mi/>
            </mrow>
            <mo stretchy="false">ℏ</mo>
            <mn>2</mn>
            <mo stretchy="false">π</mo>
          </mrow>
        </mtd>
      </mtr>
      <mtr>
        <mtd>
          <mrow>
            <mstyle mathvariant="bold">
              <mrow>
                <mi>p</mi>
              </mrow>
            </mstyle>
            <mi/>
            <mo stretchy="false">→</mo>
            <mi/>
            <mover accent="true">
              <mstyle mathvariant="bold">
                <mrow>
                  <mi>p</mi>
                </mrow>
              </mstyle>
              <mo stretchy="false">̂</mo>
            </mover>
            <mrow>
              <mi/>
              <mo stretchy="false">=</mo>
              <mrow>
                <mi/>
                <mo stretchy="false">−</mo>
                <mtext>i</mtext>
              </mrow>
            </mrow>
            <mo stretchy="false">ℏ</mo>
            <mo stretchy="false">∇</mo>
          </mrow>
        </mtd>
      </mtr>
      <mtr>
        <mtd>
          <mrow>
            <mi>E</mi>
            <mi/>
            <mo stretchy="false">→</mo>
            <mi/>
            <mover accent="true">
              <mi>E</mi>
              <mo stretchy="false">̂</mo>
            </mover>
            <mrow>
              <mi/>
              <mo stretchy="false">=</mo>
              <mi/>
            </mrow>
            <mi>i</mi>
            <mo stretchy="false">ℏ</mo>
            <mfrac>
              <mo stretchy="false">∂</mo>
              <mrow>
                <mo stretchy="false">∂</mo>
                <mi>t</mi>
              </mrow>
            </mfrac>
          </mrow>
        </mtd>
      </mtr>
      <mtr>
        <mtd>
          <mrow>
            <mstyle mathvariant="bold">
              <mrow>
                <mi>r</mi>
              </mrow>
            </mstyle>
            <mi/>
            <mo stretchy="false">→</mo>
            <mi/>
            <mover accent="true">
              <mstyle mathvariant="bold">
                <mrow>
                  <mi>r</mi>
                </mrow>
              </mstyle>
              <mo stretchy="false">̂</mo>
            </mover>
            <mrow>
              <mi/>
              <mo stretchy="false">=</mo>
              <mi/>
            </mrow>
            <mstyle mathvariant="bold">
              <mrow>
                <mi>r</mi>
              </mrow>
            </mstyle>
          </mrow>
        </mtd>
      </mtr>
      <mtr>
        <mtd>
          <mrow>
            <mi>E</mi>
            <mrow>
              <mi/>
              <mo stretchy="false">=</mo>
              <mi/>
            </mrow>
            <mfrac>
              <msup>
                <mi>p</mi>
                <mn>2</mn>
              </msup>
              <mrow>
                <mn>2</mn>
                <mi>m</mi>
              </mrow>
            </mfrac>
            <mrow>
              <mi/>
              <mo stretchy="false">+</mo>
              <mi/>
            </mrow>
            <mi>V</mi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i/>
            <mo stretchy="false">→</mo>
            <mi/>
            <mi>i</mi>
            <mo stretchy="false">ℏ</mo>
            <mfrac>
              <mo stretchy="false">∂</mo>
              <mrow>
                <mo stretchy="false">∂</mo>
                <mi>t</mi>
              </mrow>
            </mfrac>
            <mrow>
              <mi/>
              <mo stretchy="false">=</mo>
              <mrow>
                <mi/>
                <mo stretchy="false">−</mo>
                <mfrac>
                  <msup>
                    <mo stretchy="false">ℏ</mo>
                    <mn>2</mn>
                  </msup>
                  <mrow>
                    <mn>2</mn>
                    <mi>m</mi>
                  </mrow>
                </mfrac>
              </mrow>
            </mrow>
            <mo stretchy="false">Δ</mo>
            <mo stretchy="false">ψ</mo>
            <mrow>
              <mi/>
              <mo stretchy="false">+</mo>
              <mi/>
            </mrow>
            <mi>V</mi>
            <mo stretchy="false">ψ</mo>
          </mrow>
        </mtd>
      </mtr>
    </mtable>
    <annotation encoding="StarMath 5.0">p `=` h over %lambda newline 
k `=` %iomega n over c `=` %iomega over u `=` {2 %pi %inu} over {%lambda %inu} `=` {2 %pi} over %lambda ~drarrow~ %lambda `=` {2 %pi} over k newline
hbar `=` h over {2 %pi} ~drarrow~ h `=` hbar 2 %pi newline
bold p ~rightarrow~ hat bold p `=` -"i" hbar nabla newline
E ~rightarrow~ hat E `=` i hbar partial over {partial t} newline
bold r ~rightarrow~ hat bold r `=` bold r newline
E `=` p^2 over {2 m} `+` V(bold r , t) ~rightarrow~ i hbar partial over {partial t}  `=` - hbar^2 over {2 m} %DELTA %ipsi `+` V %ips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1:30:09.736000000</meta:creation-date>
    <meta:generator>LibreOffice/4.1.4.2$Windows_x86 LibreOffice_project/0a0440ccc0227ad9829de5f46be37cfb6edcf72</meta:generator>
  </office:meta>
</office:document-meta>
</file>